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27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3"/>
    <style:style style:name="ce3" style:family="table-cell" style:parent-style-name="science" style:data-style-name="N1"/>
    <style:style style:name="ce4" style:family="table-cell" style:parent-style-name="MuPad" style:data-style-name="N5000"/>
    <style:style style:name="ce5" style:family="table-cell" style:parent-style-name="science" style:data-style-name="N0"/>
    <style:style style:name="ce6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Compare to MuPad" table:style-name="ta1" table:print="false">
        <office:forms form:automatic-focus="false" form:apply-design-mode="false"/>
        <table:table-column table:style-name="co1" table:default-cell-style-name="science"/>
        <table:table-column table:style-name="co1" table:default-cell-style-name="Default"/>
        <table:table-column table:style-name="co1" table:default-cell-style-name="scienc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text_20_en" office:value-type="string" table:number-columns-spanned="3" table:number-rows-spanned="1">
            <text:p>The blue “MuPad” values are calculated with a CAS with symbolic calculation when possible and 300 digits otherwise. The values calculated with LOGEST should be near to them.</text:p>
          </table:table-cell>
          <table:covered-table-cell table:number-columns-repeated="2" table:style-name="Heading"/>
          <table:table-cell table:style-name="Heading" table:number-columns-repeated="2"/>
          <table:table-cell/>
        </table:table-row>
        <table:table-row table:style-name="ro2">
          <table:table-cell table:style-name="Heading" table:number-columns-repeated="5"/>
          <table:table-cell/>
        </table:table-row>
        <table:table-row table:style-name="ro2">
          <table:table-cell table:style-name="Heading" office:value-type="string">
            <text:p>X1</text:p>
          </table:table-cell>
          <table:table-cell table:style-name="Heading" office:value-type="string">
            <text:p>X2</text:p>
          </table:table-cell>
          <table:table-cell table:style-name="Heading" office:value-type="string">
            <text:p>Y=a*b1^X1*b2^X2+-1</text:p>
          </table:table-cell>
          <table:table-cell table:style-name="Heading"/>
          <table:table-cell table:style-name="Heading" office:value-type="string">
            <text:p>parameter</text:p>
          </table:table-cell>
          <table:table-cell/>
        </table:table-row>
        <table:table-row table:style-name="ro2">
          <table:table-cell table:style-name="Default" office:value-type="float" office:value="0">
            <text:p>0</text:p>
          </table:table-cell>
          <table:table-cell office:value-type="float" office:value="4">
            <text:p>4</text:p>
          </table:table-cell>
          <table:table-cell table:style-name="ce5" table:formula="of:=[.$F$4]*[.$F$5]^[.A4]*[.$F$6]^[.B4]+1" office:value-type="float" office:value="81">
            <text:p>81</text:p>
          </table:table-cell>
          <table:table-cell/>
          <table:table-cell table:style-name="ce7" office:value-type="string">
            <text:p>a</text:p>
          </table:table-cell>
          <table:table-cell table:style-name="ce8" office:value-type="float" office:value="5">
            <text:p>5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float" office:value="9">
            <text:p>9</text:p>
          </table:table-cell>
          <table:table-cell table:style-name="ce5" table:formula="of:=[.$F$4]*[.$F$5]^[.A5]*[.$F$6]^[.B5]-1" office:value-type="float" office:value="7679">
            <text:p>7679</text:p>
          </table:table-cell>
          <table:table-cell/>
          <table:table-cell table:style-name="ce7" office:value-type="string">
            <text:p>b1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office:value-type="float" office:value="16">
            <text:p>16</text:p>
          </table:table-cell>
          <table:table-cell table:style-name="ce5" table:formula="of:=[.$F$4]*[.$F$5]^[.A6]*[.$F$6]^[.B6]+1" office:value-type="float" office:value="2949121">
            <text:p>2949121</text:p>
          </table:table-cell>
          <table:table-cell/>
          <table:table-cell table:style-name="ce7" office:value-type="string">
            <text:p>b2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Default"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5" table:formula="of:=[.$F$4]*[.$F$5]^[.A7]*[.$F$6]^[.B7]-1" office:value-type="float" office:value="4529848319">
            <text:p>4529848319</text:p>
          </table:table-cell>
          <table:table-cell/>
          <table:table-cell table:style-name="ce7"/>
          <table:table-cell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Heading" office:value-type="string">
            <text:p>LOGEST Formula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table:number-matrix-columns-spanned="3" table:number-matrix-rows-spanned="5" table:formula="of:=LOGEST([.C4:.C7];[.A4:.B7];1;1)" office:value-type="float" office:value="2.00628605672918">
            <text:p>2.00628605672918E+000</text:p>
          </table:table-cell>
          <table:table-cell table:style-name="science" office:value-type="float" office:value="2.923939621985">
            <text:p>2.92393962198500E+000</text:p>
          </table:table-cell>
          <table:table-cell office:value-type="float" office:value="4.99614854962151">
            <text:p>4.99614854962151E+000</text:p>
          </table:table-cell>
          <table:table-cell table:number-columns-repeated="3"/>
        </table:table-row>
        <table:table-row table:style-name="ro2">
          <table:table-cell office:value-type="float" office:value="0.00143266976163233">
            <text:p>1.43266976163233E-003</text:p>
          </table:table-cell>
          <table:table-cell table:style-name="science" office:value-type="float" office:value="0.0101102237248046">
            <text:p>1.01102237248046E-002</text:p>
          </table:table-cell>
          <table:table-cell office:value-type="float" office:value="0.00492138224704894">
            <text:p>4.92138224704894E-003</text:p>
          </table:table-cell>
          <table:table-cell table:number-columns-repeated="3"/>
        </table:table-row>
        <table:table-row table:style-name="ro2">
          <table:table-cell office:value-type="float" office:value="0.999999954073877">
            <text:p>9.99999954073877E-001</text:p>
          </table:table-cell>
          <table:table-cell table:style-name="science" office:value-type="float" office:value="0.00286533952326466">
            <text:p>2.86533952326466E-003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2">
          <table:table-cell office:value-type="float" office:value="10887049.471425">
            <text:p>1.08870494714250E+007</text:p>
          </table:table-cell>
          <table:table-cell table:style-name="ce3" office:value-type="float" office:value="1">
            <text:p>1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2">
          <table:table-cell office:value-type="float" office:value="178.769066624602">
            <text:p>1.78769066624602E+002</text:p>
          </table:table-cell>
          <table:table-cell table:style-name="science" office:value-type="float" office:value="0.00000821017058358253">
            <text:p>8.21017058358253E-006</text:p>
          </table:table-cell>
          <table:table-cell office:value-type="string" office:string-value="#N/A">
            <text:p>#N/A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Heading" office:value-type="string">
            <text:p>LOGEST OOo3.3</text:p>
          </table:table-cell>
          <table:table-cell/>
          <table:table-cell table:style-name="ce6"/>
          <table:table-cell table:number-columns-repeated="3"/>
        </table:table-row>
        <table:table-row table:style-name="ro2">
          <table:table-cell office:value-type="float" office:value="2.00628605672915">
            <text:p>2.00628605672915E+000</text:p>
          </table:table-cell>
          <table:table-cell table:style-name="science" office:value-type="float" office:value="2.92393962198537">
            <text:p>2.92393962198537E+000</text:p>
          </table:table-cell>
          <table:table-cell office:value-type="float" office:value="4.99614854962176">
            <text:p>4.99614854962176E+000</text:p>
          </table:table-cell>
          <table:table-cell table:number-columns-repeated="3"/>
        </table:table-row>
        <table:table-row table:style-name="ro2">
          <table:table-cell office:value-type="float" office:value="0.00143266976975226">
            <text:p>1.43266976975226E-003</text:p>
          </table:table-cell>
          <table:table-cell table:style-name="science" office:value-type="float" office:value="0.0101102237821063">
            <text:p>1.01102237821063E-002</text:p>
          </table:table-cell>
          <table:table-cell office:value-type="float" office:value="0.00492138227494181">
            <text:p>4.92138227494181E-003</text:p>
          </table:table-cell>
          <table:table-cell table:number-columns-repeated="3"/>
        </table:table-row>
        <table:table-row table:style-name="ro2">
          <table:table-cell office:value-type="float" office:value="0.999999954073876">
            <text:p>9.99999954073876E-001</text:p>
          </table:table-cell>
          <table:table-cell table:style-name="science" office:value-type="float" office:value="0.00286533953950452">
            <text:p>2.86533953950452E-003</text:p>
          </table:table-cell>
          <table:table-cell office:value-type="string">
            <text:p>#N/A</text:p>
          </table:table-cell>
          <table:table-cell table:number-columns-repeated="3"/>
        </table:table-row>
        <table:table-row table:style-name="ro2">
          <table:table-cell office:value-type="float" office:value="10887049.3480161">
            <text:p>1.08870493480161E+007</text:p>
          </table:table-cell>
          <table:table-cell table:style-name="ce3" office:value-type="float" office:value="1">
            <text:p>1</text:p>
          </table:table-cell>
          <table:table-cell office:value-type="string">
            <text:p>#N/A</text:p>
          </table:table-cell>
          <table:table-cell table:number-columns-repeated="3"/>
        </table:table-row>
        <table:table-row table:style-name="ro2">
          <table:table-cell office:value-type="float" office:value="178.769066624602">
            <text:p>1.78769066624602E+002</text:p>
          </table:table-cell>
          <table:table-cell table:style-name="science" office:value-type="float" office:value="0.00000821017067664798">
            <text:p>8.21017067664798E-006</text:p>
          </table:table-cell>
          <table:table-cell office:value-type="string">
            <text:p>#N/A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MuPad" office:value-type="string">
            <text:p>MuPad Symbolic</text:p>
          </table:table-cell>
          <table:table-cell table:style-name="MuPad" table:number-columns-repeated="2"/>
          <table:table-cell table:number-columns-repeated="3"/>
        </table:table-row>
        <table:table-row table:style-name="ro2">
          <table:table-cell table:style-name="MuPad" office:value-type="float" office:value="2.00628605672918">
            <text:p>2.00628605672918E+000</text:p>
          </table:table-cell>
          <table:table-cell table:style-name="MuPad" office:value-type="float" office:value="2.92393962198499">
            <text:p>2.92393962198499E+000</text:p>
          </table:table-cell>
          <table:table-cell table:style-name="MuPad" office:value-type="float" office:value="4.99614854962151">
            <text:p>4.99614854962151E+000</text:p>
          </table:table-cell>
          <table:table-cell table:number-columns-repeated="3"/>
        </table:table-row>
        <table:table-row table:style-name="ro2">
          <table:table-cell table:style-name="MuPad" office:value-type="float" office:value="0.00143266976163193">
            <text:p>1.43266976163193E-003</text:p>
          </table:table-cell>
          <table:table-cell table:style-name="MuPad" office:value-type="float" office:value="0.0101102237248019">
            <text:p>1.01102237248019E-002</text:p>
          </table:table-cell>
          <table:table-cell table:style-name="MuPad" office:value-type="float" office:value="0.00492138224704758">
            <text:p>4.92138224704758E-003</text:p>
          </table:table-cell>
          <table:table-cell table:number-columns-repeated="3"/>
        </table:table-row>
        <table:table-row table:style-name="ro2">
          <table:table-cell table:style-name="MuPad" office:value-type="float" office:value="0.999999954073877">
            <text:p>9.99999954073877E-001</text:p>
          </table:table-cell>
          <table:table-cell table:style-name="MuPad" office:value-type="float" office:value="2.86533952326387">
            <text:p>2.86533952326387E+000</text:p>
          </table:table-cell>
          <table:table-cell table:style-name="MuPad"/>
          <table:table-cell table:number-columns-repeated="3"/>
        </table:table-row>
        <table:table-row table:style-name="ro2">
          <table:table-cell table:style-name="MuPad" office:value-type="float" office:value="10887049.471431">
            <text:p>1.08870494714310E+007</text:p>
          </table:table-cell>
          <table:table-cell table:style-name="ce4" office:value-type="float" office:value="1">
            <text:p>1</text:p>
          </table:table-cell>
          <table:table-cell table:style-name="MuPad"/>
          <table:table-cell table:number-columns-repeated="3"/>
        </table:table-row>
        <table:table-row table:style-name="ro2">
          <table:table-cell table:style-name="MuPad" office:value-type="float" office:value="178.769066624602">
            <text:p>1.78769066624602E+002</text:p>
          </table:table-cell>
          <table:table-cell table:style-name="MuPad" office:value-type="float" office:value="0.00000821017058357801">
            <text:p>8.21017058357801E-006</text:p>
          </table:table-cell>
          <table:table-cell table:style-name="MuPad"/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>
            <text:p>Difference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>
            <text:p>LOGEST Formula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2" table:formula="of:=[.A24]-[.A10]" office:value-type="float" office:value="0">
            <text:p>0.00000000000000000</text:p>
          </table:table-cell>
          <table:table-cell table:style-name="ce2" table:formula="of:=[.B24]-[.B10]" office:value-type="float" office:value="0">
            <text:p>0.00000000000000000</text:p>
          </table:table-cell>
          <table:table-cell table:style-name="ce2" table:formula="of:=[.C24]-[.C10]" office:value-type="float" office:value="0">
            <text:p>0.00000000000000000</text:p>
          </table:table-cell>
          <table:table-cell table:number-columns-repeated="3"/>
        </table:table-row>
        <table:table-row table:style-name="ro2">
          <table:table-cell table:style-name="ce2" table:formula="of:=[.A25]-[.A11]" office:value-type="float" office:value="-3.9790219730218E-016">
            <text:p>-0.00000000000000040</text:p>
          </table:table-cell>
          <table:table-cell table:style-name="ce2" table:formula="of:=[.B25]-[.B11]" office:value-type="float" office:value="-2.73218947466347E-015">
            <text:p>-0.00000000000000273</text:p>
          </table:table-cell>
          <table:table-cell table:style-name="ce2" table:formula="of:=[.C25]-[.C11]" office:value-type="float" office:value="-1.35655375821386E-015">
            <text:p>-0.00000000000000136</text:p>
          </table:table-cell>
          <table:table-cell table:number-columns-repeated="3"/>
        </table:table-row>
        <table:table-row table:style-name="ro2">
          <table:table-cell table:style-name="ce2" table:formula="of:=[.A26]-[.A12]" office:value-type="float" office:value="0">
            <text:p>0.00000000000000000</text:p>
          </table:table-cell>
          <table:table-cell table:style-name="ce2" table:formula="of:=[.B26]-[.B12]" office:value-type="float" office:value="2.86247418374061">
            <text:p>2.86247418374061000</text:p>
          </table:table-cell>
          <table:table-cell table:style-name="ce2" table:formula="of:=[.C26]-[.C12]" office:value-type="float" office:value="0">
            <text:p>#VALUE!</text:p>
          </table:table-cell>
          <table:table-cell table:number-columns-repeated="3"/>
        </table:table-row>
        <table:table-row table:style-name="ro2">
          <table:table-cell table:style-name="ce2" table:formula="of:=[.A27]-[.A13]" office:value-type="float" office:value="0.00000602565705776215">
            <text:p>0.00000602565705776</text:p>
          </table:table-cell>
          <table:table-cell table:style-name="ce2" table:formula="of:=[.B27]-[.B13]" office:value-type="float" office:value="0">
            <text:p>0.00000000000000000</text:p>
          </table:table-cell>
          <table:table-cell table:style-name="ce2" table:formula="of:=[.C27]-[.C13]" office:value-type="float" office:value="0">
            <text:p>#VALUE!</text:p>
          </table:table-cell>
          <table:table-cell table:number-columns-repeated="3"/>
        </table:table-row>
        <table:table-row table:style-name="ro2">
          <table:table-cell table:style-name="ce2" table:formula="of:=[.A28]-[.A14]" office:value-type="float" office:value="0">
            <text:p>0.00000000000000000</text:p>
          </table:table-cell>
          <table:table-cell table:style-name="ce2" table:formula="of:=[.B28]-[.B14]" office:value-type="float" office:value="-4.51807374065444E-018">
            <text:p>0.00000000000000000</text:p>
          </table:table-cell>
          <table:table-cell table:style-name="ce2" table:formula="of:=[.C28]-[.C14]" office:value-type="float" office:value="0">
            <text:p>#VALUE!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>
            <text:p>LOGEST OOo3.3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2" table:formula="of:=[.A24]-[.A17]" office:value-type="float" office:value="0.0000000000000297539770599542">
            <text:p>0.00000000000002975</text:p>
          </table:table-cell>
          <table:table-cell table:style-name="ce2" table:formula="of:=[.B24]-[.B17]" office:value-type="float" office:value="-0.000000000000380140363631654">
            <text:p>-0.00000000000038014</text:p>
          </table:table-cell>
          <table:table-cell table:style-name="ce2" table:formula="of:=[.C24]-[.C17]" office:value-type="float" office:value="-0.000000000000250466314355435">
            <text:p>-0.00000000000025047</text:p>
          </table:table-cell>
          <table:table-cell table:number-columns-repeated="3"/>
        </table:table-row>
        <table:table-row table:style-name="ro2">
          <table:table-cell table:style-name="ce2" table:formula="of:=[.A25]-[.A18]" office:value-type="float" office:value="-0.00000000000812032992930645">
            <text:p>-0.00000000000812033</text:p>
          </table:table-cell>
          <table:table-cell table:style-name="ce2" table:formula="of:=[.B25]-[.B18]" office:value-type="float" office:value="-0.0000000000573043990731437">
            <text:p>-0.00000000005730440</text:p>
          </table:table-cell>
          <table:table-cell table:style-name="ce2" table:formula="of:=[.C25]-[.C18]" office:value-type="float" office:value="-0.0000000000278942294609785">
            <text:p>-0.00000000002789423</text:p>
          </table:table-cell>
          <table:table-cell table:number-columns-repeated="3"/>
        </table:table-row>
        <table:table-row table:style-name="ro2">
          <table:table-cell table:style-name="ce2" table:formula="of:=[.A26]-[.A19]" office:value-type="float" office:value="0">
            <text:p>0.00000000000000000</text:p>
          </table:table-cell>
          <table:table-cell table:style-name="ce2" table:formula="of:=[.B26]-[.B19]" office:value-type="float" office:value="2.86247418372437">
            <text:p>2.86247418372437000</text:p>
          </table:table-cell>
          <table:table-cell table:style-name="ce2" table:formula="of:=[.C26]-[.C19]" office:value-type="float" office:value="0">
            <text:p>#VALUE!</text:p>
          </table:table-cell>
          <table:table-cell table:number-columns-repeated="3"/>
        </table:table-row>
        <table:table-row table:style-name="ro2">
          <table:table-cell table:style-name="ce2" table:formula="of:=[.A27]-[.A20]" office:value-type="float" office:value="0.123414900153875">
            <text:p>0.12341490015387500</text:p>
          </table:table-cell>
          <table:table-cell table:style-name="ce2" table:formula="of:=[.B27]-[.B20]" office:value-type="float" office:value="0">
            <text:p>0.00000000000000000</text:p>
          </table:table-cell>
          <table:table-cell table:style-name="ce2" table:formula="of:=[.C27]-[.C20]" office:value-type="float" office:value="0">
            <text:p>#VALUE!</text:p>
          </table:table-cell>
          <table:table-cell table:number-columns-repeated="3"/>
        </table:table-row>
        <table:table-row table:style-name="ro2">
          <table:table-cell table:style-name="ce2" table:formula="of:=[.A28]-[.A21]" office:value-type="float" office:value="0">
            <text:p>0.00000000000000000</text:p>
          </table:table-cell>
          <table:table-cell table:style-name="ce2" table:formula="of:=[.B28]-[.B21]" office:value-type="float" office:value="-0.0000000000000930699710821516">
            <text:p>-0.00000000000009307</text:p>
          </table:table-cell>
          <table:table-cell table:style-name="ce2" table:formula="of:=[.C28]-[.C21]" office:value-type="float" office:value="0">
            <text:p>#VALUE!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urier New" svg:font-family="'Courier New'" style:font-adornments="Regula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 number:title="max">
      <number:scientific-number number:decimal-places="14" number:min-integer-digits="1" number:min-exponent-digits="3"/>
    </number:number-style>
    <number:number-style style:name="N119" number:title="fuenfzehn stellen">
      <number:number number:decimal-places="15" number:min-integer-digits="1"/>
    </number:number-style>
    <number:number-style style:name="N5116" number:language="en" number:country="US" number:title="User-defined">
      <number:scientific-number number:decimal-places="14" number:min-integer-digits="1" number:min-exponent-digits="3"/>
    </number:number-style>
    <number:text-style style:name="N10100" number:language="de" number:country="DE">
      <number:text-content/>
    </number:text-style>
    <number:number-style style:name="N120" number:title="vierzehn Stellen">
      <number:number number:decimal-places="14" number:min-integer-digits="1"/>
    </number:number-style>
    <number:number-style style:name="N121">
      <number:number number:decimal-places="16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10" number:min-integer-digits="1"/>
    </number:number-style>
    <number:number-style style:name="N130">
      <number:number number:decimal-places="11" number:min-integer-digits="1"/>
    </number:number-style>
    <number:number-style style:name="N131">
      <number:number number:decimal-places="12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" number:min-integer-digits="1"/>
    </number:number-style>
    <style:style style:name="Default" style:family="table-cell">
      <style:text-properties style:font-name="Courier New" fo:language="zxx" fo:country="none"/>
    </style:style>
    <style:style style:name="Result" style:family="table-cell" style:parent-style-name="Default">
      <style:text-properties fo:color="#000080" fo:font-style="normal" style:text-underline-style="none" fo:font-weight="normal"/>
    </style:style>
    <style:style style:name="Result2" style:family="table-cell" style:parent-style-name="Result" style:data-style-name="N117">
      <style:text-properties fo:font-weight="normal"/>
    </style:style>
    <style:style style:name="Heading" style:family="table-cell" style:parent-style-name="tex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Heading1" style:family="table-cell" style:parent-style-name="Heading">
      <style:table-cell-properties style:rotation-angle="0"/>
      <style:text-properties fo:font-style="italic"/>
    </style:style>
    <style:style style:name="science" style:family="table-cell" style:parent-style-name="Default" style:data-style-name="N118"/>
    <style:style style:name="text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.0835in"/>
      <style:text-properties fo:hyphenate="true"/>
    </style:style>
    <style:style style:name="MuPad" style:family="table-cell" style:parent-style-name="Default" style:data-style-name="N5116">
      <style:text-properties fo:color="#0000ff" fo:language="en" fo:country="US"/>
    </style:style>
    <style:style style:name="text_20_en" style:display-name="text en" style:family="table-cell" style:parent-style-name="text">
      <style:text-properties fo:language="en" fo:country="US"/>
    </style:style>
    <style:style style:name="text_20_de" style:display-name="text de" style:family="table-cell" style:parent-style-name="text" style:data-style-name="N10100">
      <style:text-properties fo:language="de" fo:country="DE"/>
    </style:style>
    <style:style style:name="high_20_precision_20_fixed" style:display-name="high precision fixed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4">11/04/2010</text:date>, <text:time>21:3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02T18:56:34.14</meta:creation-date>
    <dc:title>development</dc:title>
    <meta:editing-duration>PT2H50M13S</meta:editing-duration>
    <meta:editing-cycles>29</meta:editing-cycles>
    <meta:generator>LibreOffice/3.3$Linux OpenOffice.org_project/330m12$Build-1</meta:generator>
    <meta:initial-creator>Regina Henschel</meta:initial-creator>
    <dc:date>2010-11-04T21:39:28</dc:date>
    <meta:document-statistic meta:table-count="1" meta:cell-count="104" meta:object-count="0"/>
    <meta:user-defined meta:name="Info 1"/>
    <meta:user-defined meta:name="Info 2"/>
    <meta:user-defined meta:name="Info 3"/>
    <meta:user-defined meta:name="Info 4"/>
    <meta:template xlink:type="simple" xlink:actuate="onRequest" xlink:title="development" xlink:href="../../../../../../../../myoffice/template/meineStandards/development.ots" meta:date="2010-11-02T18:56:32.51"/>
  </office:meta>
</office:document-meta>
</file>